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/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25"/>
    <style:style style:name="ce6" style:family="table-cell" style:parent-style-name="Default" style:data-style-name="N4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58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Arbeitszeit</text:p>
          </table:table-cell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2">
            <text:p>7. Mai.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23H30M0S" table:style-name="ce3">
            <text:p>23:30</text:p>
          </table:table-cell>
          <table:table-cell office:value-type="time" office:time-value="PT13H30M0S" table:formula="of:=[.C4]-[.B4]" table:style-name="ce3">
            <text:p>1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0T00:00:00" table:style-name="ce2">
            <text:p>10. Mai.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5H30M0S" table:style-name="ce3">
            <text:p>15:30</text:p>
          </table:table-cell>
          <table:table-cell office:value-type="time" office:time-value="PT3H30M0S" table:formula="of:=[.C5]-[.B5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5T00:00:00" table:style-name="ce2">
            <text:p>15. Mai.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6H30M0S" table:formula="of:=[.C6]-[.B6]" table:style-name="ce3">
            <text:p>06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6T00:00:00" table:style-name="ce4">
            <text:p>16. Mai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1H30M0S" table:style-name="ce3">
            <text:p>21:30</text:p>
          </table:table-cell>
          <table:table-cell office:value-type="time" office:time-value="PT3H30M0S" table:formula="of:=[.C7]-[.B7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2T00:00:00" table:style-name="ce4">
            <text:p>22. Mai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7H0M0S" table:formula="of:=[.C8]-[.B8]" table:style-name="ce3">
            <text:p>07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5T00:00:00" table:style-name="ce4">
            <text:p>25. Mai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8H0M0S" table:formula="of:=[.C9]-[.B9]" table:style-name="ce3">
            <text:p>08:00</text:p>
          </table:table-cell>
          <table:table-cell office:value-type="string" table:style-name="ce1">
            <text:p>Signalerzeugung/Effekte</text:p>
          </table:table-cell>
          <table:table-cell table:number-columns-repeated="16379"/>
        </table:table-row>
        <table:table-row table:style-name="ro1">
          <table:table-cell office:value-type="date" office:date-value="2020-05-26T00:00:00" table:style-name="ce4">
            <text:p>26. Mai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8H30M0S" table:style-name="ce3">
            <text:p>18:30</text:p>
          </table:table-cell>
          <table:table-cell office:value-type="time" office:time-value="PT7H30M0S" table:formula="of:=[.C10]-[.B10]" table:style-name="ce3">
            <text:p>07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7T00:00:00" table:style-name="ce4">
            <text:p>27. Mai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2H0M0S" table:formula="of:=[.C11]-[.B11]" table:style-name="ce3">
            <text:p>02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9T00:00:00" table:style-name="ce4">
            <text:p>29. Mai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6H0M0S" table:formula="of:=[.C12]-[.B12]" table:style-name="ce3">
            <text:p>06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6-04T00:00:00" table:style-name="ce4">
            <text:p>04. Jun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22H0M0S" table:style-name="ce5">
            <text:p>22:00</text:p>
          </table:table-cell>
          <table:table-cell office:value-type="time" office:time-value="PT9H30M0S" table:formula="of:=[.C13]-[.B13]" table:style-name="ce3">
            <text:p>09:30</text:p>
          </table:table-cell>
          <table:table-cell office:value-type="string" table:style-name="ce1">
            <text:p>Signalerzeugung/SD-Karte</text:p>
          </table:table-cell>
          <table:table-cell table:number-columns-repeated="16379"/>
        </table:table-row>
        <table:table-row table:style-name="ro2">
          <table:table-cell office:value-type="date" office:date-value="2020-06-12T00:00:00" table:style-name="ce6">
            <text:p>12. Jun.</text:p>
          </table:table-cell>
          <table:table-cell office:value-type="time" office:time-value="PT12H0M0S" table:style-name="ce5">
            <text:p>12:00</text:p>
          </table:table-cell>
          <table:table-cell office:value-type="time" office:time-value="PT19H30M0S" table:style-name="ce5">
            <text:p>19:30</text:p>
          </table:table-cell>
          <table:table-cell office:value-type="time" office:time-value="PT7H30M0S" table:formula="of:=[.C14]-[.B14]" table:style-name="ce3">
            <text:p>07:30</text:p>
          </table:table-cell>
          <table:table-cell office:value-type="string" table:style-name="ce1">
            <text:p>Signalerzeugung/effekten/Filter</text:p>
          </table:table-cell>
          <table:table-cell table:number-columns-repeated="16379"/>
        </table:table-row>
        <table:table-row table:style-name="ro2">
          <table:table-cell office:value-type="date" office:date-value="2020-06-18T00:00:00" table:style-name="ce6">
            <text:p>18. Jun.</text:p>
          </table:table-cell>
          <table:table-cell office:value-type="time" office:time-value="PT11H30M0S" table:style-name="ce5">
            <text:p>11:30</text:p>
          </table:table-cell>
          <table:table-cell table:number-columns-repeated="2" table:style-name="ce1"/>
          <table:table-cell office:value-type="string" table:style-name="ce1">
            <text:p>Samplerate</text:p>
          </table:table-cell>
          <table:table-cell table:number-columns-repeated="16379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. </number:text>
      <number:month number:textual="true"/>
    </number:date-style>
    <number:date-style style:name="N38P0" number:language="de" number:country="DE">
      <number:day/>
      <number:text>. </number:text>
      <number:month number:textual="true"/>
      <number:text>.</number:text>
    </number:date-style>
    <number:text-style style:name="N38">
      <number:text-content/>
      <style:map style:condition="value()&gt;=0" style:apply-style-name="N38P0"/>
    </number:text-style>
    <number:date-style style:name="N40P0" number:language="de" number:country="DE">
      <number:day/>
      <number:text>. </number:text>
      <number:month number:textual="true"/>
      <number:text>.</number:text>
    </number:date-style>
    <number:text-style style:name="N40">
      <number:text-content/>
      <style:map style:condition="value()&gt;=0" style:apply-style-name="N40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ijesch nijesch</meta:initial-creator>
    <dc:creator>Paul Mamatis</dc:creator>
    <meta:creation-date>2020-05-07T21:27:21Z</meta:creation-date>
    <dc:date>2020-06-18T12:11:32Z</dc:date>
    <meta:editing-duration>PT0S</meta:editing-duration>
  </office:meta>
</office:document-meta>
</file>